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54b63"/>
    </style:style>
    <style:style style:name="P2" style:family="paragraph" style:parent-style-name="Standard" style:list-style-name="L1">
      <style:text-properties officeooo:paragraph-rsid="001680f2"/>
    </style:style>
    <style:style style:name="P3" style:family="paragraph" style:parent-style-name="Standard" style:list-style-name="L4">
      <style:text-properties officeooo:paragraph-rsid="000a9738"/>
    </style:style>
    <style:style style:name="P4" style:family="paragraph" style:parent-style-name="Standard" style:list-style-name="L4">
      <style:text-properties officeooo:paragraph-rsid="002b9e7b"/>
    </style:style>
    <style:style style:name="P5" style:family="paragraph" style:parent-style-name="Standard" style:list-style-name="L4">
      <style:text-properties officeooo:paragraph-rsid="002c64ca"/>
    </style:style>
    <style:style style:name="P6" style:family="paragraph" style:parent-style-name="Standard" style:list-style-name="L4">
      <style:text-properties officeooo:paragraph-rsid="002d8b79"/>
    </style:style>
    <style:style style:name="P7" style:family="paragraph" style:parent-style-name="Standard">
      <style:text-properties officeooo:paragraph-rsid="000a9738"/>
    </style:style>
    <style:style style:name="P8" style:family="paragraph" style:parent-style-name="Standard">
      <style:text-properties officeooo:paragraph-rsid="000aec67"/>
    </style:style>
    <style:style style:name="P9" style:family="paragraph" style:parent-style-name="Standard">
      <style:text-properties officeooo:paragraph-rsid="000b9fa4"/>
    </style:style>
    <style:style style:name="P10" style:family="paragraph" style:parent-style-name="Standard" style:list-style-name="L6">
      <style:text-properties officeooo:paragraph-rsid="0017aef6"/>
    </style:style>
    <style:style style:name="P11" style:family="paragraph" style:parent-style-name="Standard" style:list-style-name="L6">
      <style:text-properties officeooo:paragraph-rsid="0029b4b7"/>
    </style:style>
    <style:style style:name="P12" style:family="paragraph" style:parent-style-name="Standard">
      <style:text-properties fo:font-weight="bold" officeooo:paragraph-rsid="0010c71b" style:font-weight-asian="bold" style:font-weight-complex="bold"/>
    </style:style>
    <style:style style:name="P13" style:family="paragraph" style:parent-style-name="Standard" style:list-style-name="L10">
      <style:text-properties fo:font-weight="normal" officeooo:paragraph-rsid="0010c71b" style:font-weight-asian="normal" style:font-weight-complex="normal"/>
    </style:style>
    <style:style style:name="P14" style:family="paragraph" style:parent-style-name="Standard" style:list-style-name="L10">
      <style:text-properties fo:font-weight="normal" officeooo:paragraph-rsid="0027e9ef" style:font-weight-asian="normal" style:font-weight-complex="normal"/>
    </style:style>
    <style:style style:name="P15" style:family="paragraph" style:parent-style-name="Standard" style:list-style-name="L9">
      <style:text-properties officeooo:paragraph-rsid="0010c71b"/>
    </style:style>
    <style:style style:name="P16" style:family="paragraph" style:parent-style-name="Standard" style:list-style-name="L9">
      <style:text-properties officeooo:paragraph-rsid="002920e6"/>
    </style:style>
    <style:style style:name="P17" style:family="paragraph" style:parent-style-name="Standard" style:list-style-name="L11">
      <style:text-properties officeooo:paragraph-rsid="0025a170"/>
    </style:style>
    <style:style style:name="P18" style:family="paragraph" style:parent-style-name="Standard" style:list-style-name="L11">
      <style:text-properties officeooo:paragraph-rsid="0026f6de"/>
    </style:style>
    <style:style style:name="P19" style:family="paragraph" style:parent-style-name="Standard">
      <style:text-properties officeooo:paragraph-rsid="0010c71b"/>
    </style:style>
    <style:style style:name="P20" style:family="paragraph" style:parent-style-name="Standard" style:list-style-name="L12">
      <style:text-properties officeooo:paragraph-rsid="0013b1fe"/>
    </style:style>
    <style:style style:name="P21" style:family="paragraph" style:parent-style-name="Standard" style:list-style-name="L12">
      <style:text-properties officeooo:paragraph-rsid="0024773c"/>
    </style:style>
    <style:style style:name="P22" style:family="paragraph" style:parent-style-name="Standard" style:list-style-name="L14">
      <style:text-properties officeooo:paragraph-rsid="0013b1fe"/>
    </style:style>
    <style:style style:name="P23" style:family="paragraph" style:parent-style-name="Standard" style:list-style-name="L14">
      <style:text-properties officeooo:paragraph-rsid="0024468d"/>
    </style:style>
    <style:style style:name="P24" style:family="paragraph" style:parent-style-name="Standard">
      <style:text-properties officeooo:paragraph-rsid="0013b1fe"/>
    </style:style>
    <style:style style:name="P25" style:family="paragraph" style:parent-style-name="Standard">
      <style:text-properties officeooo:paragraph-rsid="001b02eb"/>
    </style:style>
    <style:style style:name="P26" style:family="paragraph" style:parent-style-name="Standard" style:list-style-name="L16">
      <style:text-properties officeooo:paragraph-rsid="001dd706"/>
    </style:style>
    <style:style style:name="P27" style:family="paragraph" style:parent-style-name="Standard" style:list-style-name="L18">
      <style:text-properties officeooo:paragraph-rsid="00213deb"/>
    </style:style>
    <style:style style:name="P28" style:family="paragraph" style:parent-style-name="Standard">
      <style:text-properties officeooo:paragraph-rsid="001dd706"/>
    </style:style>
    <style:style style:name="P29" style:family="paragraph" style:parent-style-name="Standard">
      <style:text-properties officeooo:paragraph-rsid="001f999b"/>
    </style:style>
    <style:style style:name="P30" style:family="paragraph" style:parent-style-name="Standard">
      <style:text-properties officeooo:paragraph-rsid="002f947a"/>
    </style:style>
    <style:style style:name="P31" style:family="paragraph" style:parent-style-name="Standard" style:list-style-name="L19">
      <style:text-properties officeooo:paragraph-rsid="0030ef5d"/>
    </style:style>
    <style:style style:name="P32" style:family="paragraph" style:parent-style-name="Standard" style:list-style-name="L21">
      <style:text-properties officeooo:paragraph-rsid="0035e752"/>
    </style:style>
    <style:style style:name="P33" style:family="paragraph" style:parent-style-name="Standard">
      <style:text-properties officeooo:paragraph-rsid="0030ef5d"/>
    </style:style>
    <style:style style:name="P34" style:family="paragraph" style:parent-style-name="Standard">
      <style:text-properties officeooo:paragraph-rsid="00344165"/>
    </style:style>
    <style:style style:name="P35" style:family="paragraph" style:parent-style-name="Standard">
      <style:text-properties officeooo:paragraph-rsid="00350f83"/>
    </style:style>
    <style:style style:name="P36" style:family="paragraph" style:parent-style-name="Standard">
      <style:text-properties officeooo:rsid="0038f84b" officeooo:paragraph-rsid="0038f84b"/>
    </style:style>
    <style:style style:name="P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a9738"/>
    </style:style>
    <style:style style:name="P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0c71b"/>
    </style:style>
    <style:style style:name="P3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3b1fe"/>
    </style:style>
    <style:style style:name="P4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dd706"/>
    </style:style>
    <style:style style:name="P4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30ef5d"/>
    </style:style>
    <style:style style:name="T1" style:family="text">
      <style:text-properties fo:language="de" fo:country="DE"/>
    </style:style>
    <style:style style:name="T2" style:family="text">
      <style:text-properties officeooo:rsid="000aec67"/>
    </style:style>
    <style:style style:name="T3" style:family="text">
      <style:text-properties officeooo:rsid="000ac260"/>
    </style:style>
    <style:style style:name="T4" style:family="text">
      <style:text-properties officeooo:rsid="0011bc75"/>
    </style:style>
    <style:style style:name="T5" style:family="text">
      <style:text-properties officeooo:rsid="00122472"/>
    </style:style>
    <style:style style:name="T6" style:family="text">
      <style:text-properties officeooo:rsid="001b02eb"/>
    </style:style>
    <style:style style:name="T7" style:family="text">
      <style:text-properties officeooo:rsid="001bed55"/>
    </style:style>
    <style:style style:name="T8" style:family="text">
      <style:text-properties officeooo:rsid="00095b48"/>
    </style:style>
    <style:style style:name="T9" style:family="text">
      <style:text-properties officeooo:rsid="001e90b0"/>
    </style:style>
    <style:style style:name="T10" style:family="text">
      <style:text-properties officeooo:rsid="001f999b"/>
    </style:style>
    <style:style style:name="T11" style:family="text">
      <style:text-properties officeooo:rsid="00225b08"/>
    </style:style>
    <style:style style:name="T12" style:family="text">
      <style:text-properties officeooo:rsid="002941c3"/>
    </style:style>
    <style:style style:name="T13" style:family="text">
      <style:text-properties officeooo:rsid="0030ef5d"/>
    </style:style>
    <style:style style:name="T14" style:family="text">
      <style:text-properties officeooo:rsid="00319614"/>
    </style:style>
    <style:style style:name="T15" style:family="text">
      <style:text-properties officeooo:rsid="00337262"/>
    </style:style>
    <style:style style:name="T16" style:family="text">
      <style:text-properties officeooo:rsid="00350f83"/>
    </style:style>
    <style:style style:name="T17" style:family="text">
      <style:text-properties officeooo:rsid="0036f4b1"/>
    </style:style>
    <style:style style:name="T18" style:family="text">
      <style:text-properties officeooo:rsid="0038f84b"/>
    </style:style>
    <style:style style:name="T19" style:family="text">
      <style:text-properties officeooo:rsid="003a95a5"/>
    </style:style>
    <style:style style:name="T20" style:family="text">
      <style:text-properties officeooo:rsid="003beb32"/>
    </style:style>
    <style:style style:name="T21" style:family="text">
      <style:text-properties officeooo:rsid="003dd32d"/>
    </style:style>
    <style:style style:name="T22" style:family="text">
      <style:text-properties officeooo:rsid="003fcf6b"/>
    </style:style>
    <style:style style:name="T23" style:family="text">
      <style:text-properties officeooo:rsid="0041bd03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ame: Album erstellen</text:p>
      <text:p text:style-name="P7"/>
      <text:p text:style-name="P7">Beteiligte Akteure:</text:p>
      <text:p text:style-name="P7"><text:tab/>Label-Manager <text:span text:style-name="T21">ODER</text:span> Künstler</text:p>
      <text:p text:style-name="P7"/>
      <text:p text:style-name="P7">Anfangsbedingungen:</text:p>
      <text:list xml:id="list4695587226504142589" text:style-name="L1">
        <text:list-item>
          <text:p text:style-name="P1">Der Benutzer ist im System eingeloggt und hat bereits Medien eingestellt.</text:p>
        </text:list-item>
        <text:list-item>
          <text:p text:style-name="P2">Zusatz für <text:span text:style-name="T1">Label</text:span>-Manager: Es reicht aus, wenn irgendein Künstler des Labels bereits ein Medium eingestellt hat.</text:p>
        </text:list-item>
      </text:list>
      <text:p text:style-name="P7"/>
      <text:p text:style-name="P7">Ereignisfluss: </text:p>
      <text:list xml:id="list8693376667018787150" text:style-name="L4">
        <text:list-item>
          <text:p text:style-name="P4">Der <text:span text:style-name="T10">Akteur</text:span> wählt ein Medium (Künstler aus seinen, Label-Manager von allen Künstlern des Labels) aus und kann im Menü den Fall "Zu Album hinzufügen" wählen.</text:p>
        </text:list-item>
        <text:list-item>
          <text:p text:style-name="P5">Ein Menü öffnet sich, in dem alle Alben des <text:span text:style-name="T10">Akteurs</text:span>/Labels angezeigt werden. Als letzter Punkt steht "Neues Album erstellen", welchen er anwählt.</text:p>
        </text:list-item>
        <text:list-item>
          <text:p text:style-name="P6">Die Album-Erstellen Seite öffnet sich; der <text:span text:style-name="T10">Akteur</text:span> füllt hier die Textfelder "Titel" und weitere Textfelder zu Metadaten aus.</text:p>
        </text:list-item>
        <text:list-item>
          <text:p text:style-name="P3">Er klickt auf speichern und schließt somit die Erstellung ab.</text:p>
        </text:list-item>
      </text:list>
      <text:p text:style-name="P7"/>
      <text:p text:style-name="P8">Abschlussbe<text:span text:style-name="T2">d</text:span>ingungen: </text:p>
      <text:p text:style-name="P8"><text:tab/>Das Album liegt im System mit seinen Metadaten und Songs vor und kann über die Suche <text:tab/>gefunden und von Benutzern abgespielt werden.</text:p>
      <text:p text:style-name="P7"/>
      <text:p text:style-name="P8">Ausnahmen:</text:p>
      <text:p text:style-name="P30"><text:tab/>Gibt der <text:span text:style-name="T10">Akteur</text:span> im Textfeld “Titel” keinen Titel für das Album ein, so wird kein neues <text:tab/>Album erstellt.</text:p>
      <text:p text:style-name="P30"><text:tab/>Stattdessen bleibt man auf der aktuellen Seite und wird (textuell) <text:tab/>benachrichtigt, dass <text:tab/>zwingend ein Titel eingegeben werden muss.</text:p>
      <text:p text:style-name="P7"/>
      <text:p text:style-name="P7">Spezielle Anforderungen: <text:span text:style-name="T2">Keine.</text:span></text:p>
      <text:p text:style-name="P37"/>
      <text:p text:style-name="P7"/>
      <text:p text:style-name="P19">Name: Album bearbeiten</text:p>
      <text:p text:style-name="P19"/>
      <text:p text:style-name="P19">Beteiligte Akteure: </text:p>
      <text:p text:style-name="P19"><text:tab/>Label-Manager <text:span text:style-name="T20">ODER</text:span> Künstler</text:p>
      <text:p text:style-name="P19"/>
      <text:p text:style-name="P19">Anfangsbedingungen: </text:p>
      <text:list xml:id="list5869930977054377282" text:style-name="L6">
        <text:list-item>
          <text:p text:style-name="P11">Der <text:span text:style-name="T10">Akteur</text:span> ist im System eingeloggt und hat bereits ein Album erstellt.</text:p>
        </text:list-item>
        <text:list-item>
          <text:p text:style-name="P10">Zusatz für Label-Manager: Es reicht auch, wenn irgendein Künstler des Labels bereits ein Album erstellt hat.</text:p>
        </text:list-item>
      </text:list>
      <text:p text:style-name="P19"/>
      <text:p text:style-name="P19">Ereignisfluss: </text:p>
      <text:p text:style-name="P12">Ändern von Metadaten/ Löschen von Songs:</text:p>
      <text:list xml:id="list4197620394065216122" text:style-name="L9">
        <text:list-item>
          <text:p text:style-name="P16">Der <text:span text:style-name="T12">Künstler</text:span> wählt eins seiner Alben (bzw. <text:span text:style-name="T12">der </text:span>Label-Manager ein<text:span text:style-name="T12">e</text:span>s der Künstler des Labels) aus der Liste der Alben aus.</text:p>
        </text:list-item>
        <text:list-item>
          <text:p text:style-name="P15">Die Meta-Daten und Songs des Albums werden in Textfeldern bzw. einer Liste dargestellt; beim Drücken auf die bearbeiten Taste lassen sich Inhalte der Textfelder umschreiben und Songs aus dem Album entfernen.</text:p>
        </text:list-item>
      </text:list>
      <text:p text:style-name="P12">Hinzufügen von Songs:</text:p>
      <text:list xml:id="list7532397153611241611" text:style-name="L10">
        <text:list-item>
          <text:p text:style-name="P14">Der <text:span text:style-name="T10">Akteur</text:span> wählt eins seiner Medien an.</text:p>
        </text:list-item>
        <text:list-item>
          <text:p text:style-name="P13">Im <text:span text:style-name="T3">M</text:span>enü wählt er den Fall "Zu Album hinzufügen" und wählt im folgenden Menü das <text:soft-page-break/>gewünschte Album aus.</text:p>
        </text:list-item>
      </text:list>
      <text:p text:style-name="P19"/>
      <text:p text:style-name="P19">Abschlussbe<text:span text:style-name="T4">d</text:span>ingungen: </text:p>
      <text:p text:style-name="P19"><text:tab/>Das Album liegt nun mit geänderten Daten im System vor; die veränderten Daten existieren <text:tab/>somit nicht länger.</text:p>
      <text:p text:style-name="P19"/>
      <text:p text:style-name="P19">Ausnahmen: </text:p>
      <text:list xml:id="list5720236594689077452" text:style-name="L11">
        <text:list-item>
          <text:p text:style-name="P17">Entfernt der <text:span text:style-name="T10">Akteur</text:span> in Liste "Medien" sämtliche Medien, so wird das Album automatisch komplett aus dem System entfernt.</text:p>
        </text:list-item>
        <text:list-item>
          <text:p text:style-name="P18">Entfernt der <text:span text:style-name="T10">Akteur</text:span> im Textfeld “Titel” den Titel für das Album und ersetzt ihn nicht, so wird das Album nicht editiert.</text:p>
          <text:p text:style-name="P18">Stattdessen bleibt man auf der aktuellen Seite und wird (textuell) benachrichtigt, dass zwingend ein Titel eingegeben werden muss.</text:p>
        </text:list-item>
      </text:list>
      <text:p text:style-name="P19"/>
      <text:p text:style-name="P19">Spezielle Anforderungen: <text:span text:style-name="T5">Keine.</text:span></text:p>
      <text:p text:style-name="P38"/>
      <text:p text:style-name="P19"/>
      <text:p text:style-name="P24">Name: <text:tab/>Album löschen</text:p>
      <text:p text:style-name="P24"/>
      <text:p text:style-name="P24">Beteiligte Akteure: </text:p>
      <text:p text:style-name="P24"><text:tab/>Label-Manager <text:span text:style-name="T19">ODER</text:span> Künstler <text:span text:style-name="T19">ODER</text:span> Administrator</text:p>
      <text:p text:style-name="P24"/>
      <text:p text:style-name="P24">Anfangsbedingungen: </text:p>
      <text:list xml:id="list7177641552629088282" text:style-name="L12">
        <text:list-item>
          <text:p text:style-name="P21">Der <text:span text:style-name="T10">Akteur</text:span> ist im System eingeloggt und hat bereits ein Album erstellt.</text:p>
        </text:list-item>
        <text:list-item>
          <text:p text:style-name="P20">Zusatz für Label-Manager: Es reicht auch, wenn irgendein Künstler des Labels bereits ein Album erstellt hat.</text:p>
        </text:list-item>
        <text:list-item>
          <text:p text:style-name="P20">Zusatz für Administrator: Außer, dass ein Album im System existieren muss, existieren keinerlei Bedingungen.</text:p>
        </text:list-item>
      </text:list>
      <text:p text:style-name="P24"/>
      <text:p text:style-name="P24">Ereignisfluss: </text:p>
      <text:list xml:id="list8016576185109248211" text:style-name="L14">
        <text:list-item>
          <text:p text:style-name="P23">Der <text:span text:style-name="T10">Akteur</text:span> lässt sich über die Suche eine Liste aller Alben ausgeben und wählt per Klick das zu löschende Album aus.</text:p>
        </text:list-item>
        <text:list-item>
          <text:p text:style-name="P22">Auf der Seite, wo die Daten des Albums dargestellt werden, klickt er auf den “Album löschen”-Button.</text:p>
        </text:list-item>
        <text:list-item>
          <text:p text:style-name="P22">Es erscheint eine Textmeldung, dass das Album gelöscht wurde. Bei Klick auf Ok gelangt er wieder zu seiner Startseite.</text:p>
        </text:list-item>
      </text:list>
      <text:p text:style-name="P24"/>
      <text:p text:style-name="P25">Abschlussbe<text:span text:style-name="T6">d</text:span>ingungen: </text:p>
      <text:p text:style-name="P25"><text:tab/>Das jeweilige Album liegt im System nicht mehr vor und kann somit auch nicht mehr durch <text:tab/>die Suche erfasst oder abgespielt werden.</text:p>
      <text:p text:style-name="P24"/>
      <text:p text:style-name="P24">Ausnahmen: <text:span text:style-name="T7">Keine.</text:span></text:p>
      <text:p text:style-name="P24"/>
      <text:p text:style-name="P24">Spezielle Anforderungen: <text:span text:style-name="T7">Keine.</text:span></text:p>
      <text:p text:style-name="P39"/>
      <text:p text:style-name="P24"/>
      <text:p text:style-name="P28">Name: Genre erstellen</text:p>
      <text:p text:style-name="P28"/>
      <text:p text:style-name="P28">Beteiligte Akteure: </text:p>
      <text:p text:style-name="P28"><text:tab/><text:span text:style-name="T18">Administrator</text:span></text:p>
      <text:p text:style-name="P28"/>
      <text:p text:style-name="P28">Anfangsbedingungen: </text:p>
      <text:p text:style-name="P28"><text:soft-page-break/><text:tab/>Der <text:span text:style-name="T10">Akteur</text:span> ist im System eingeloggt.</text:p>
      <text:p text:style-name="P28"/>
      <text:p text:style-name="P28">Ereignisfluss: </text:p>
      <text:list xml:id="list6770088115645691450" text:style-name="L16">
        <text:list-item>
          <text:p text:style-name="P26">Der <text:span text:style-name="T10">Akteur</text:span> klickt auf den “Genre erstellen”-Button auf seiner Startseite.</text:p>
        </text:list-item>
        <text:list-item>
          <text:p text:style-name="P26">Er trägt in das Textfeld “Name” den Namen des neuen Genres ein.</text:p>
        </text:list-item>
        <text:list-item>
          <text:p text:style-name="P26">Im Menü “<text:span text:style-name="T8">Unter</text:span>genre von: “ wählt er ein Genre, dem das neue zugeordnet werden soll. Wird dies freigelassen ist das neue Genre ein <text:span text:style-name="T8">Ober</text:span>genre.</text:p>
        </text:list-item>
      </text:list>
      <text:p text:style-name="P28"/>
      <text:p text:style-name="P29">Abschlussbe<text:span text:style-name="T10">d</text:span>ingungen: </text:p>
      <text:p text:style-name="P29"><text:tab/>Ein neues Genre (inkl. Name), dem Medien zugeordnet werden können, ist im System <text:tab/>erfasst</text:p>
      <text:p text:style-name="P28"/>
      <text:p text:style-name="P28">Ausnahmen:</text:p>
      <text:list xml:id="list8741834954651696772" text:style-name="L18">
        <text:list-item>
          <text:p text:style-name="P27">Wird das Textfeld “Name” freigelassen, wird kein Genre angelegt. </text:p>
          <text:p text:style-name="P27">Stattdessen bleibt man auf der Erstellungsseite, wo eine Nachricht erscheint, die den Nutzer benachrichtigt, dass zwingend ein Name angegeben werden muss.</text:p>
        </text:list-item>
        <text:list-item>
          <text:p text:style-name="P27">Liegt ein Genre mit dem im Textfeld “Name” eingegebenen Wort bereits vor, so wird kein Genre angelegt.</text:p>
          <text:p text:style-name="P27">Stattdessen bleibt man auf der Erstellungsseite, wo eine Nachricht erscheint, die den Nutzer benachrichtigt, dass ein solches Genre bereits vorliegt.</text:p>
        </text:list-item>
      </text:list>
      <text:p text:style-name="P28"/>
      <text:p text:style-name="P28">Spezielle Anforderungen: <text:span text:style-name="T11">Keine.</text:span></text:p>
      <text:p text:style-name="P40"/>
      <text:p text:style-name="P28"/>
      <text:p text:style-name="P33">Name: <text:tab/>Genre bearbeiten</text:p>
      <text:p text:style-name="P33"/>
      <text:p text:style-name="P33">Beteiligte Akteure: </text:p>
      <text:p text:style-name="P33"><text:tab/>Administrator</text:p>
      <text:p text:style-name="P33"/>
      <text:p text:style-name="P33">Anfangsbedingungen:</text:p>
      <text:p text:style-name="P33"><text:tab/>Der <text:span text:style-name="T13">Akteur</text:span> ist im System eingeloggt und das System hat bereits ein Genre erfasst.</text:p>
      <text:p text:style-name="P33"/>
      <text:p text:style-name="P33">Ereignisfluss: </text:p>
      <text:list xml:id="list2488627156239078038" text:style-name="L19">
        <text:list-item>
          <text:p text:style-name="P31">Der <text:span text:style-name="T13">Akteur</text:span> klickt auf den “Genres verwalten”-Button, worauf ihm alle bestehenden Genres aufgelistet werden.</text:p>
        </text:list-item>
        <text:list-item>
          <text:p text:style-name="P31">Er klickt das zu <text:span text:style-name="T14">ä</text:span>ndernde Genre an und bekommt so die Daten des Genres (Name, ggf. Obergenre) in einem Textfeld (Name) und einem Menü (Obergenre) angezeigt.</text:p>
        </text:list-item>
        <text:list-item>
          <text:p text:style-name="P31">Die Daten, die er ändern will, kann er nun editieren; also den Namen im Textfeld ersetzen bzw. ein anderes Obergenre aus dem Menü wählen.</text:p>
        </text:list-item>
        <text:list-item>
          <text:p text:style-name="P31">Er klickt auf den “Änderungen speichern”-Button, um somit die alten Daten des Genres (wo verändert) zu überschreiben.</text:p>
        </text:list-item>
      </text:list>
      <text:p text:style-name="P33"/>
      <text:p text:style-name="P34">Abschlussbe<text:span text:style-name="T15">d</text:span>ingungen: </text:p>
      <text:p text:style-name="P35"><text:tab/>Das Genre liegt nun im System mit den neu gewählten Daten vor;</text:p>
      <text:p text:style-name="P35"><text:tab/>die veränderten Daten existieren somit nicht länger.</text:p>
      <text:p text:style-name="P33"/>
      <text:p text:style-name="P33">Ausnahmen:</text:p>
      <text:list xml:id="list2026739556228893863" text:style-name="L21">
        <text:list-item>
          <text:p text:style-name="P32">Wird das Textfeld “Name” freigelassen, wird kein Genre angelegt.</text:p>
          <text:p text:style-name="P32">Stattdessen bleibt man auf der Erstellungsseite, wo eine Nachricht erscheint, die den Nutzer benachrichtigt, dass zwingend ein Name angegeben werden muss.</text:p>
        </text:list-item>
        <text:list-item>
          <text:p text:style-name="P32">Liegt ein Genre mit dem im Textfeld “Name” eingegebenen Wort bereits vor, so wird kein Genre angelegt. </text:p>
          <text:p text:style-name="P32"><text:soft-page-break/>Stattdessen bleibt man auf der Erstellungsseite, wo eine Nachricht erscheint, die den Nutzer benachrichtigt, dass ein solches Genre bereits vorliegt.</text:p>
        </text:list-item>
      </text:list>
      <text:p text:style-name="P33"/>
      <text:p text:style-name="P33">Spezielle Anforderungen: <text:span text:style-name="T17">Keine.</text:span></text:p>
      <text:p text:style-name="P41"/>
      <text:p text:style-name="P33"/>
      <text:p text:style-name="P36">Name:<text:tab/>Bewerbungen ansehen</text:p>
      <text:p text:style-name="P36"/>
      <text:p text:style-name="P36">Beteiligte Akteure:</text:p>
      <text:p text:style-name="P36"><text:tab/>Label-Manager ODER Künstler</text:p>
      <text:p text:style-name="P36"/>
      <text:p text:style-name="P36">Anfangsbedingungen:</text:p>
      <text:p text:style-name="P36"><text:tab/>Der <text:span text:style-name="T22">Akteur</text:span> muss angemeldet sein.</text:p>
      <text:p text:style-name="P36"/>
      <text:p text:style-name="P36">Ereignisfluss:</text:p>
      <text:p text:style-name="P36"><text:tab/>Der <text:span text:style-name="T23">Akteur</text:span> befindet sich auf seiner eigenen Profil-Seite und betätigt dort die Schaltfläche <text:tab/>"Bewerbungen ansehen". Ihm werden daraufhin zwei Arten von Bewerbungen angezeigt: <text:tab/>Die Bewerbungen, die er selbst erhalten hat und die Bewerbungen, die er geschrieben hat. <text:tab/>Zusätzlich zu der Bewerbung wird auch der Status der einzelnen Bewerbungen angezeigt.</text:p>
      <text:p text:style-name="P36">Abschlussbedingungen:</text:p>
      <text:p text:style-name="P36"><text:tab/>Die Bewerbungen werden angezeigt.</text:p>
      <text:p text:style-name="P36">Ausnahmen:</text:p>
      <text:p text:style-name="P36"><text:tab/>Keine.</text:p>
      <text:p text:style-name="P36">Spezielle Anforderungen :</text:p>
      <text:p text:style-name="P36"><text:tab/>Keine.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35:55.419000000</meta:creation-date>
    <dc:date>2014-02-19T17:01:19.506000000</dc:date>
    <meta:editing-duration>PT24M1S</meta:editing-duration>
    <meta:editing-cycles>49</meta:editing-cycles>
    <meta:generator>LibreOffice/4.2.0.4$Windows_x86 LibreOffice_project/05dceb5d363845f2cf968344d7adab8dcfb2ba71</meta:generator>
    <meta:document-statistic meta:table-count="0" meta:image-count="0" meta:object-count="0" meta:page-count="4" meta:paragraph-count="101" meta:word-count="966" meta:character-count="6515" meta:non-whitespace-character-count="5633"/>
  </office:meta>
</office:document-meta>
</file>